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5.428in" svg:height="3.5429in" svg:x="4.4661in" svg:y="0.0394in">
            <draw:object draw:notify-on-update-of-ranges="Sheet1.A4:Sheet1.A4 Sheet1.C4:Sheet1.C4 Sheet1.A4:Sheet1.A4 Sheet1.B4:Sheet1.B4 Sheet1.A4:Sheet1.A4 Sheet1.C6:Sheet1.C6 Sheet1.A6:Sheet1.A6 Sheet1.B6:Sheet1.B6 Sheet1.A4:Sheet1.A4 Sheet1.C7:Sheet1.C7 Sheet1.A7:Sheet1.A7 Sheet1.B7:Sheet1.B7 Sheet1.A4:Sheet1.A4 Sheet1.C5:Sheet1.C5 Sheet1.A5:Sheet1.A5 Sheet1.B5:Sheet1.B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2.0776in" svg:y="3.9008in">
            <draw:object draw:notify-on-update-of-ranges="Sheet1.C28:Sheet1.C28 Sheet1.A28:Sheet1.A28 Sheet1.B28:Sheet1.B28 Sheet1.C29:Sheet1.C29 Sheet1.A29:Sheet1.A29 Sheet1.B29:Sheet1.B29 Sheet1.C30:Sheet1.C30 Sheet1.A30:Sheet1.A30 Sheet1.B30:Sheet1.B30 Sheet1.C31:Sheet1.C31 Sheet1.A31:Sheet1.A31 Sheet1.B31:Sheet1.B31 Sheet1.C32:Sheet1.C32 Sheet1.A32:Sheet1.A32 Sheet1.B32:Sheet1.B3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Standard chips in U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/>
          <table:table-cell office:value-type="string">
            <text:p>cost per unit</text:p>
          </table:table-cell>
          <table:table-cell office:value-type="string">
            <text:p>quant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9910">
            <text:p>99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3320">
            <text:p>332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6010">
            <text:p>60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5950">
            <text:p>5950</text:p>
          </table:table-cell>
        </table:table-row>
        <table:table-row table:style-name="ro2" table:number-rows-repeated="17">
          <table:table-cell table:number-columns-repeated="3"/>
        </table:table-row>
        <table:table-row table:style-name="ro1">
          <table:table-cell office:value-type="string">
            <text:p>Standard PC in U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ost per unit</text:p>
          </table:table-cell>
          <table:table-cell office:value-type="string">
            <text:p>quant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4000">
            <text:p>24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">
            <text:p>165</text:p>
          </table:table-cell>
          <table:table-cell office:value-type="float" office:value="16460">
            <text:p>164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17110">
            <text:p>1711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0">
            <text:p>240</text:p>
          </table:table-cell>
          <table:table-cell office:value-type="float" office:value="6200">
            <text:p>62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8">
            <text:p>178</text:p>
          </table:table-cell>
          <table:table-cell office:value-type="float" office:value="15820">
            <text:p>15820</text:p>
          </table:table-cell>
        </table:table-row>
      </table:table>
      <table:table table:name="Sheet2" table:style-name="ta1">
        <table:shapes>
          <draw:frame draw:z-index="0" draw:style-name="gr1" svg:width="6.2988in" svg:height="3.5429in" svg:x="2.7063in" svg:y="0.0394in">
            <draw:object draw:notify-on-update-of-ranges="Sheet2.A3:Sheet2.A3 Sheet2.A4:Sheet2.A8 Sheet2.B3:Sheet2.B3 Sheet2.B4:Sheet2.B8 Sheet2.C4:Sheet2.C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988in" svg:height="3.5429in" svg:x="2.7063in" svg:y="0.0394in">
            <draw:object draw:notify-on-update-of-ranges="Sheet2.B3:Sheet2.B3 Sheet2.B4:Sheet2.B8 Sheet2.C3:Sheet2.C3 Sheet2.C4:Sheet2.C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Standard PC in U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ost per unit</text:p>
          </table:table-cell>
          <table:table-cell office:value-type="string">
            <text:p>quant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4000">
            <text:p>24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">
            <text:p>165</text:p>
          </table:table-cell>
          <table:table-cell office:value-type="float" office:value="16460">
            <text:p>164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17110">
            <text:p>1711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0">
            <text:p>240</text:p>
          </table:table-cell>
          <table:table-cell office:value-type="float" office:value="6200">
            <text:p>62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8">
            <text:p>178</text:p>
          </table:table-cell>
          <table:table-cell office:value-type="float" office:value="15820">
            <text:p>15820</text:p>
          </table:table-cell>
        </table:table-row>
      </table:table>
      <table:table table:name="Sheet3" table:style-name="ta1">
        <table:shapes>
          <draw:frame draw:z-index="0" draw:style-name="gr1" svg:width="6.2988in" svg:height="3.5429in" svg:x="2.7063in" svg:y="0.0394in">
            <draw:object draw:notify-on-update-of-ranges="Sheet3.A4:Sheet3.A4 Sheet3.A5:Sheet3.A7 Sheet3.C4:Sheet3.C4 Sheet3.C5:Sheet3.C7 Sheet3.B5:Sheet3.B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STANDARD CHIPS IN EUROPE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1">
          <table:table-cell office:value-type="string">
            <text:p>company</text:p>
          </table:table-cell>
          <table:table-cell office:value-type="string">
            <text:p>quantity</text:p>
          </table:table-cell>
          <table:table-cell office:value-type="string">
            <text:p>price per unit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60">
            <text:p>366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160">
            <text:p>416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40">
            <text:p>1740</text:p>
          </table:table-cell>
          <table:table-cell office:value-type="float" office:value="65">
            <text:p>65</text:p>
          </table:table-cell>
        </table:table-row>
      </table:table>
      <table:table table:name="Sheet4" table:style-name="ta1">
        <table:shapes>
          <draw:frame draw:z-index="0" draw:style-name="gr1" svg:width="6.2988in" svg:height="3.5429in" svg:x="2.7063in" svg:y="0.0394in">
            <draw:object draw:notify-on-update-of-ranges="Sheet4.B3:Sheet4.B3 Sheet4.B4:Sheet4.B7 Sheet4.C3:Sheet4.C3 Sheet4.C4:Sheet4.C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3">
          <table:table-cell office:value-type="string">
            <text:p>standard pc in europe 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company</text:p>
          </table:table-cell>
          <table:table-cell office:value-type="string">
            <text:p>quantity</text:p>
          </table:table-cell>
          <table:table-cell office:value-type="string">
            <text:p>pri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460">
            <text:p>17460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250">
            <text:p>142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40">
            <text:p>5240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210">
            <text:p>11210</text:p>
          </table:table-cell>
          <table:table-cell office:value-type="float" office:value="230">
            <text:p>2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</meta:initial-creator>
    <meta:creation-date>2013-04-02T13:45:23</meta:creation-date>
    <dc:date>2013-04-02T15:56:21</dc:date>
    <dc:creator>gustavo </dc:creator>
    <meta:editing-duration>PT1H24M35S</meta:editing-duration>
    <meta:editing-cycles>4</meta:editing-cycles>
    <meta:generator>LibreOffice/3.5$Linux_x86 LibreOffice_project/350m1$Build-2</meta:generator>
    <meta:document-statistic meta:table-count="4" meta:cell-count="8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amed-symbol" chart:symbol-name="square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88cm" svg:height="9cm" xlink:href=".." xlink:type="simple" chart:class="chart:scatter" chart:row-mapping="2 3 1" chart:style-name="ch1">
        <chart:plot-area chart:style-name="ch2" table:cell-range-address="Sheet1.A4:Sheet1.C4 Sheet1.A5:Sheet1.B7" chart:data-source-has-labels="column" svg:x="0.103cm" svg:y="0.555cm" svg:width="13.598cm" svg:height="8.391cm">
          <chartooo:coordinate-region svg:x="0.724cm" svg:y="0.754cm" svg:width="12.512cm" svg:height="7.545cm"/>
          <chart:axis chart:dimension="x" chart:name="primary-x" chart:style-name="ch3"/>
          <chart:axis chart:dimension="y" chart:name="primary-y" chart:style-name="ch3"/>
          <chart:series chart:style-name="ch4" chart:values-cell-range-address="Sheet1.B4:Sheet1.B4" chart:label-cell-address="Sheet1.A4:Sheet1.A4" chart:class="chart:scatter">
            <chart:domain table:cell-range-address="Sheet1.C4:Sheet1.C4"/>
            <chart:data-point/>
          </chart:series>
          <chart:series chart:style-name="ch5" chart:values-cell-range-address="Sheet1.B6:Sheet1.B6" chart:label-cell-address="Sheet1.A6:Sheet1.A6" chart:class="chart:scatter">
            <chart:domain table:cell-range-address="Sheet1.C6:Sheet1.C6"/>
            <chart:data-point/>
          </chart:series>
          <chart:series chart:style-name="ch6" chart:values-cell-range-address="Sheet1.B7:Sheet1.B7" chart:label-cell-address="Sheet1.A7:Sheet1.A7" chart:class="chart:scatter">
            <chart:domain table:cell-range-address="Sheet1.C7:Sheet1.C7"/>
            <chart:data-point/>
          </chart:series>
          <chart:series chart:style-name="ch7" chart:values-cell-range-address="Sheet1.B5:Sheet1.B5" chart:label-cell-address="Sheet1.A5:Sheet1.A5" chart:class="chart:scatter">
            <chart:domain table:cell-range-address="Sheet1.C5:Sheet1.C5"/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910">
                <text:p>9910</text:p>
                <draw:g>
                  <svg:desc>Sheet1.C4:Sheet1.C4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Sheet1.A4:Sheet1.A4</svg:desc>
                </draw:g>
              </table:table-cell>
              <table:table-cell office:value-type="float" office:value="48">
                <text:p>48</text:p>
                <draw:g>
                  <svg:desc>Sheet1.B4:Sheet1.B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010">
                <text:p>6010</text:p>
                <draw:g>
                  <svg:desc>Sheet1.C6:Sheet1.C6</svg:desc>
                </draw:g>
              </table:table-cell>
            </table:table-row>
            <table:table-row>
              <table:table-cell office:value-type="string">
                <text:p>5</text:p>
                <draw:g>
                  <svg:desc>Sheet1.A6:Sheet1.A6</svg:desc>
                </draw:g>
              </table:table-cell>
              <table:table-cell office:value-type="float" office:value="47">
                <text:p>47</text:p>
                <draw:g>
                  <svg:desc>Sheet1.B6:Sheet1.B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950">
                <text:p>5950</text:p>
                <draw:g>
                  <svg:desc>Sheet1.C7:Sheet1.C7</svg:desc>
                </draw:g>
              </table:table-cell>
            </table:table-row>
            <table:table-row>
              <table:table-cell office:value-type="string">
                <text:p>6</text:p>
                <draw:g>
                  <svg:desc>Sheet1.A7:Sheet1.A7</svg:desc>
                </draw:g>
              </table:table-cell>
              <table:table-cell office:value-type="float" office:value="46">
                <text:p>46</text:p>
                <draw:g>
                  <svg:desc>Sheet1.B7:Sheet1.B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320">
                <text:p>3320</text:p>
                <draw:g>
                  <svg:desc>Sheet1.C5:Sheet1.C5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Sheet1.A5:Sheet1.A5</svg:desc>
                </draw:g>
              </table:table-cell>
              <table:table-cell office:value-type="float" office:value="50">
                <text:p>50</text:p>
                <draw:g>
                  <svg:desc>Sheet1.B5:Sheet1.B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regression-type="linear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svg:stroke-color="#ff420e"/>
    </style:style>
    <style:style style:name="ch10" style:family="chart" style:data-style-name="N0">
      <style:chart-properties chart:symbol-type="named-symbol" chart:symbol-name="arrow-down" chart:symbol-width="0.25cm" chart:symbol-height="0.25cm" chart:regression-type="linear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svg:stroke-color="#ffd320"/>
    </style:style>
    <style:style style:name="ch12" style:family="chart" style:data-style-name="N0">
      <style:chart-properties chart:symbol-type="named-symbol" chart:symbol-name="arrow-up" chart:symbol-width="0.25cm" chart:symbol-height="0.25cm" chart:regression-type="linear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svg:stroke-color="#579d1c"/>
    </style:style>
    <style:style style:name="ch14" style:family="chart" style:data-style-name="N0">
      <style:chart-properties chart:symbol-type="named-symbol" chart:symbol-name="arrow-right" chart:symbol-width="0.25cm" chart:symbol-height="0.25cm" chart:regression-type="linear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svg:stroke-color="#7e0021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1 2 3 4" chart:style-name="ch1">
        <chart:legend chart:legend-position="end" svg:x="13.226cm" svg:y="1.96cm" style:legend-expansion="high" chart:style-name="ch2"/>
        <chart:plot-area chart:style-name="ch3" table:cell-range-address="Sheet1.A28:Sheet1.C28 Sheet1.A29:Sheet1.B32" chart:data-source-has-labels="column" svg:x="0.77cm" svg:y="0.855cm" svg:width="11.817cm" svg:height="7.545cm">
          <chartooo:coordinate-region svg:x="1.577cm" svg:y="1.055cm" svg:width="10.545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8:Sheet1.B28" chart:label-cell-address="Sheet1.A28:Sheet1.A28" chart:class="chart:scatter">
            <chart:domain table:cell-range-address="Sheet1.C28:Sheet1.C28"/>
            <chart:regression-curve chart:style-name="ch7"/>
            <chart:data-point/>
          </chart:series>
          <chart:series chart:style-name="ch8" chart:values-cell-range-address="Sheet1.B29:Sheet1.B29" chart:label-cell-address="Sheet1.A29:Sheet1.A29" chart:class="chart:scatter">
            <chart:domain table:cell-range-address="Sheet1.C29:Sheet1.C29"/>
            <chart:regression-curve chart:style-name="ch9"/>
            <chart:data-point/>
          </chart:series>
          <chart:series chart:style-name="ch10" chart:values-cell-range-address="Sheet1.B30:Sheet1.B30" chart:label-cell-address="Sheet1.A30:Sheet1.A30" chart:class="chart:scatter">
            <chart:domain table:cell-range-address="Sheet1.C30:Sheet1.C30"/>
            <chart:regression-curve chart:style-name="ch11"/>
            <chart:data-point/>
          </chart:series>
          <chart:series chart:style-name="ch12" chart:values-cell-range-address="Sheet1.B31:Sheet1.B31" chart:label-cell-address="Sheet1.A31:Sheet1.A31" chart:class="chart:scatter">
            <chart:domain table:cell-range-address="Sheet1.C31:Sheet1.C31"/>
            <chart:regression-curve chart:style-name="ch13"/>
            <chart:data-point/>
          </chart:series>
          <chart:series chart:style-name="ch14" chart:values-cell-range-address="Sheet1.B32:Sheet1.B32" chart:label-cell-address="Sheet1.A32:Sheet1.A32" chart:class="chart:scatter">
            <chart:domain table:cell-range-address="Sheet1.C32:Sheet1.C32"/>
            <chart:regression-curve chart:style-name="ch15"/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4000">
                <text:p>24000</text:p>
                <draw:g>
                  <svg:desc>Sheet1.C28:Sheet1.C28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Sheet1.A28:Sheet1.A28</svg:desc>
                </draw:g>
              </table:table-cell>
              <table:table-cell office:value-type="float" office:value="160">
                <text:p>160</text:p>
                <draw:g>
                  <svg:desc>Sheet1.B28:Sheet1.B2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460">
                <text:p>16460</text:p>
                <draw:g>
                  <svg:desc>Sheet1.C29:Sheet1.C29</svg:desc>
                </draw:g>
              </table:table-cell>
            </table:table-row>
            <table:table-row>
              <table:table-cell office:value-type="string">
                <text:p>2</text:p>
                <draw:g>
                  <svg:desc>Sheet1.A29:Sheet1.A29</svg:desc>
                </draw:g>
              </table:table-cell>
              <table:table-cell office:value-type="float" office:value="165">
                <text:p>165</text:p>
                <draw:g>
                  <svg:desc>Sheet1.B29:Sheet1.B2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110">
                <text:p>17110</text:p>
                <draw:g>
                  <svg:desc>Sheet1.C30:Sheet1.C30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Sheet1.A30:Sheet1.A30</svg:desc>
                </draw:g>
              </table:table-cell>
              <table:table-cell office:value-type="float" office:value="165">
                <text:p>165</text:p>
                <draw:g>
                  <svg:desc>Sheet1.B30:Sheet1.B3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200">
                <text:p>6200</text:p>
                <draw:g>
                  <svg:desc>Sheet1.C31:Sheet1.C31</svg:desc>
                </draw:g>
              </table:table-cell>
            </table:table-row>
            <table:table-row>
              <table:table-cell office:value-type="string">
                <text:p>7</text:p>
                <draw:g>
                  <svg:desc>Sheet1.A31:Sheet1.A31</svg:desc>
                </draw:g>
              </table:table-cell>
              <table:table-cell office:value-type="float" office:value="240">
                <text:p>240</text:p>
                <draw:g>
                  <svg:desc>Sheet1.B31:Sheet1.B3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820">
                <text:p>15820</text:p>
                <draw:g>
                  <svg:desc>Sheet1.C32:Sheet1.C32</svg:desc>
                </draw:g>
              </table:table-cell>
            </table:table-row>
            <table:table-row>
              <table:table-cell office:value-type="string">
                <text:p>8</text:p>
                <draw:g>
                  <svg:desc>Sheet1.A32:Sheet1.A32</svg:desc>
                </draw:g>
              </table:table-cell>
              <table:table-cell office:value-type="float" office:value="178">
                <text:p>178</text:p>
                <draw:g>
                  <svg:desc>Sheet1.B32:Sheet1.B32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5cm" svg:y="4.201cm" style:legend-expansion="high" chart:style-name="ch2"/>
        <chart:plot-area chart:style-name="ch3" table:cell-range-address="Sheet2.A3:Sheet2.A8 Sheet2.B4:Sheet2.C8 Sheet2.B3:Sheet2.B3" chart:data-source-has-labels="both" svg:x="0.77cm" svg:y="0.855cm" svg:width="11.341cm" svg:height="7.545cm">
          <chartooo:coordinate-region svg:x="1.577cm" svg:y="1.055cm" svg:width="10.069cm" svg:height="6.698cm"/>
          <chart:axis chart:dimension="x" chart:name="primary-x" chart:style-name="ch4" chartooo:axis-type="auto">
            <chart:categories table:cell-range-address="Sheet2.A4:Sheet2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4:Sheet2.B8" chart:label-cell-address="Sheet2.B3:Sheet2.B3" chart:class="chart:scatter">
            <chart:domain table:cell-range-address="Sheet2.C4:Sheet2.C8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st per unit</text:p>
                <draw:g>
                  <svg:desc>Sheet2.B3:Sheet2.B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A4:Sheet2.A8</svg:desc>
                </draw:g>
              </table:table-cell>
              <table:table-cell office:value-type="float" office:value="24000">
                <text:p>24000</text:p>
                <draw:g>
                  <svg:desc>Sheet2.C4:Sheet2.C8</svg:desc>
                </draw:g>
              </table:table-cell>
              <table:table-cell office:value-type="float" office:value="160">
                <text:p>160</text:p>
                <draw:g>
                  <svg:desc>Sheet2.B4:Sheet2.B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460">
                <text:p>1646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7110">
                <text:p>1711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200">
                <text:p>62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5820">
                <text:p>15820</text:p>
              </table:table-cell>
              <table:table-cell office:value-type="float" office:value="178">
                <text:p>1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94cm" svg:y="3.952cm" style:legend-expansion="high" chart:style-name="ch2"/>
        <chart:plot-area chart:style-name="ch3" table:cell-range-address="Sheet2.B3:Sheet2.C8" chart:data-source-has-labels="row" svg:x="0.77cm" svg:y="0.855cm" svg:width="10.785cm" svg:height="7.545cm">
          <chartooo:coordinate-region svg:x="1.947cm" svg:y="1.054cm" svg:width="9.328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4:Sheet2.C8" chart:label-cell-address="Sheet2.C3:Sheet2.C3" chart:class="chart:scatter">
            <chart:domain table:cell-range-address="Sheet2.B4:Sheet2.B8"/>
            <chart:regression-curve chart:style-name="ch7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quantity</text:p>
                <draw:g>
                  <svg:desc>Sheet2.C3:Sheet2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0">
                <text:p>160</text:p>
                <draw:g>
                  <svg:desc>Sheet2.B4:Sheet2.B8</svg:desc>
                </draw:g>
              </table:table-cell>
              <table:table-cell office:value-type="float" office:value="24000">
                <text:p>24000</text:p>
                <draw:g>
                  <svg:desc>Sheet2.C4:Sheet2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5">
                <text:p>165</text:p>
              </table:table-cell>
              <table:table-cell office:value-type="float" office:value="16460">
                <text:p>164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5">
                <text:p>165</text:p>
              </table:table-cell>
              <table:table-cell office:value-type="float" office:value="17110">
                <text:p>171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">
                <text:p>240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8">
                <text:p>178</text:p>
              </table:table-cell>
              <table:table-cell office:value-type="float" office:value="15820">
                <text:p>158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21cm" svg:y="3.952cm" style:legend-expansion="high" chart:style-name="ch2"/>
        <chart:plot-area chart:style-name="ch3" table:cell-range-address="Sheet3.A4:Sheet3.A7 Sheet3.B5:Sheet3.C7 Sheet3.C4:Sheet3.C4" chart:data-source-has-labels="both" svg:x="0.77cm" svg:y="0.855cm" svg:width="9.912cm" svg:height="7.545cm">
          <chartooo:coordinate-region svg:x="1.682cm" svg:y="1.054cm" svg:width="8.628cm" svg:height="6.699cm"/>
          <chart:axis chart:dimension="x" chart:name="primary-x" chart:style-name="ch4" chartooo:axis-type="auto">
            <chart:categories table:cell-range-address="Sheet3.A5:Sheet3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C5:Sheet3.C7" chart:label-cell-address="Sheet3.C4:Sheet3.C4" chart:class="chart:scatter">
            <chart:domain table:cell-range-address="Sheet3.B5:Sheet3.B7"/>
            <chart:regression-curve chart:style-name="ch7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rice per unit </text:p>
                <draw:g>
                  <svg:desc>Sheet3.C4:Sheet3.C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3.A5:Sheet3.A7</svg:desc>
                </draw:g>
              </table:table-cell>
              <table:table-cell office:value-type="float" office:value="3660">
                <text:p>3660</text:p>
                <draw:g>
                  <svg:desc>Sheet3.B5:Sheet3.B7</svg:desc>
                </draw:g>
              </table:table-cell>
              <table:table-cell office:value-type="float" office:value="66">
                <text:p>66</text:p>
                <draw:g>
                  <svg:desc>Sheet3.C5:Sheet3.C7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160">
                <text:p>41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740">
                <text:p>1740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71cm" svg:y="3.952cm" style:legend-expansion="high" chart:style-name="ch2"/>
        <chart:plot-area chart:style-name="ch3" table:cell-range-address="Sheet4.B3:Sheet4.C7" chart:data-source-has-labels="row" svg:x="0.77cm" svg:y="0.855cm" svg:width="11.262cm" svg:height="7.545cm">
          <chartooo:coordinate-region svg:x="1.577cm" svg:y="1.054cm" svg:width="9.9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C4:Sheet4.C7" chart:label-cell-address="Sheet4.C3:Sheet4.C3" chart:class="chart:scatter">
            <chart:domain table:cell-range-address="Sheet4.B4:Sheet4.B7"/>
            <chart:regression-curve chart:style-name="ch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rice</text:p>
                <draw:g>
                  <svg:desc>Sheet4.C3:Sheet4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460">
                <text:p>17460</text:p>
                <draw:g>
                  <svg:desc>Sheet4.B4:Sheet4.B7</svg:desc>
                </draw:g>
              </table:table-cell>
              <table:table-cell office:value-type="float" office:value="195">
                <text:p>195</text:p>
                <draw:g>
                  <svg:desc>Sheet4.C4:Sheet4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250">
                <text:p>142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40">
                <text:p>524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210">
                <text:p>11210</text:p>
              </table:table-cell>
              <table:table-cell office:value-type="float" office:value="230">
                <text:p>23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